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30">
      <style:table-cell-properties fo:border="thin solid #000000"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7.302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ats_tests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6" table:number-columns-repeated="16375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5">
            <text:p>F0</text:p>
          </table:table-cell>
          <table:table-cell office:value-type="float" office:value="240" table:formula="of:=HEX2DEC([.B1])" table:style-name="ce5">
            <text:p>240</text:p>
          </table:table-cell>
          <table:table-cell office:value-type="string" table:style-name="ce7">
            <text:p>trame ok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float" office:value="2" table:formula="of:=[.A1]+1" table:style-name="ce1">
            <text:p>2</text:p>
          </table:table-cell>
          <table:table-cell office:value-type="string" table:style-name="ce5">
            <text:p>A3</text:p>
          </table:table-cell>
          <table:table-cell office:value-type="float" office:value="163" table:formula="of:=HEX2DEC([.B2])" table:style-name="ce5">
            <text:p>163</text:p>
          </table:table-cell>
          <table:table-cell office:value-type="string" table:style-name="ce7">
            <text:p>ID CARD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float" office:value="3" table:formula="of:=[.A2]+1" table:style-name="ce1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" table:formula="of:=HEX2DEC([.B3])" table:style-name="ce5">
            <text:p>2</text:p>
          </table:table-cell>
          <table:table-cell office:value-type="string" table:style-name="ce7">
            <text:p>DEBUT TRAME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float" office:value="4" table:formula="of:=[.A3]+1" table:style-name="ce1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HEX2DEC([.B4])" table:style-name="ce5">
            <text:p>0</text:p>
          </table:table-cell>
          <table:table-cell office:value-type="string" table:style-name="ce5">
            <text:p>nb octets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float" office:value="5" table:formula="of:=[.A4]+1" table:style-name="ce1">
            <text:p>5</text:p>
          </table:table-cell>
          <table:table-cell office:value-type="float" office:value="38" table:style-name="ce6">
            <text:p>38</text:p>
          </table:table-cell>
          <table:table-cell office:value-type="float" office:value="56" table:formula="of:=HEX2DEC([.B5])" table:style-name="ce6">
            <text:p>56</text:p>
          </table:table-cell>
          <table:table-cell office:value-type="string" table:style-name="ce6">
            <text:p>nb octets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float" office:value="6" table:formula="of:=[.A5]+1" table:style-name="ce1">
            <text:p>6</text:p>
          </table:table-cell>
          <table:table-cell office:value-type="float" office:value="50" table:style-name="ce5">
            <text:p>50</text:p>
          </table:table-cell>
          <table:table-cell office:value-type="float" office:value="80" table:formula="of:=HEX2DEC([.B6])" table:style-name="ce5">
            <text:p>80</text:p>
          </table:table-cell>
          <table:table-cell office:value-type="string" table:style-name="ce8">
            <text:p>0</text:p>
          </table:table-cell>
          <table:table-cell office:value-type="string" table:style-name="ce3">
            <text:p>Format "test"</text:p>
          </table:table-cell>
          <table:table-cell office:value-type="string" table:style-name="ce3">
            <text:p>Numéro de format de la trame réponse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7" table:formula="of:=[.A6]+1" table:style-name="ce1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Forma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Tension</text:p>
          </table:table-cell>
          <table:table-cell office:value-type="string" table:style-name="ce3">
            <text:p>Tension batterie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8" table:formula="of:=[.A7]+1" table:style-name="ce1">
            <text:p>8</text:p>
          </table:table-cell>
          <table:table-cell office:value-type="string" table:style-name="ce3">
            <text:p>2D</text:p>
          </table:table-cell>
          <table:table-cell office:value-type="string" table:style-name="ce3">
            <text:p>Tension</text:p>
          </table:table-cell>
          <table:table-cell office:value-type="string" table:style-name="ce4">
            <text:p>2</text:p>
          </table:table-cell>
          <table:table-cell office:value-type="string" table:style-name="ce3">
            <text:p>Tension</text:p>
          </table:table-cell>
          <table:table-cell office:value-type="string" table:style-name="ce3">
            <text:p>Tension batterie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9" table:formula="of:=[.A8]+1" table:style-name="ce1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1.52" table:formula="of:=(HEX2DEC([.B8])*256+HEX2DEC([.B9]))/1000" table:style-name="ce3">
            <text:p>11,52</text:p>
          </table:table-cell>
          <table:table-cell office:value-type="string" table:style-name="ce4">
            <text:p>3 - 8</text:p>
          </table:table-cell>
          <table:table-cell office:value-type="string" table:style-name="ce3">
            <text:p>Adresse MAC Wifi</text:p>
          </table:table-cell>
          <table:table-cell office:value-type="string" table:style-name="ce3">
            <text:p>Adresse MAC Wifi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10" table:formula="of:=[.A9]+1" table:style-name="ce1">
            <text:p>10</text:p>
          </table:table-cell>
          <table:table-cell office:value-type="string" table:style-name="ce3">
            <text:p>BC</text:p>
          </table:table-cell>
          <table:table-cell office:value-type="string" table:style-name="ce3">
            <text:p>WIFI</text:p>
          </table:table-cell>
          <table:table-cell office:value-type="string" table:style-name="ce4">
            <text:p>3 - 8</text:p>
          </table:table-cell>
          <table:table-cell office:value-type="string" table:style-name="ce3">
            <text:p>Adresse MAC Wifi</text:p>
          </table:table-cell>
          <table:table-cell office:value-type="string" table:style-name="ce3">
            <text:p>Adresse MAC Wifi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11" table:formula="of:=[.A10]+1" table:style-name="ce1">
            <text:p>11</text:p>
          </table:table-cell>
          <table:table-cell office:value-type="string" table:style-name="ce3">
            <text:p>DD</text:p>
          </table:table-cell>
          <table:table-cell office:value-type="string" table:style-name="ce3">
            <text:p>WIFI</text:p>
          </table:table-cell>
          <table:table-cell office:value-type="string" table:style-name="ce4">
            <text:p>3 - 8</text:p>
          </table:table-cell>
          <table:table-cell office:value-type="string" table:style-name="ce3">
            <text:p>Adresse MAC Wifi</text:p>
          </table:table-cell>
          <table:table-cell office:value-type="string" table:style-name="ce3">
            <text:p>Adresse MAC Wifi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12" table:formula="of:=[.A11]+1" table:style-name="ce1">
            <text:p>12</text:p>
          </table:table-cell>
          <table:table-cell office:value-type="string" table:style-name="ce3">
            <text:p>C2</text:p>
          </table:table-cell>
          <table:table-cell office:value-type="string" table:style-name="ce3">
            <text:p>WIFI</text:p>
          </table:table-cell>
          <table:table-cell office:value-type="string" table:style-name="ce4">
            <text:p>3 - 8</text:p>
          </table:table-cell>
          <table:table-cell office:value-type="string" table:style-name="ce3">
            <text:p>Adresse MAC Wifi</text:p>
          </table:table-cell>
          <table:table-cell office:value-type="string" table:style-name="ce3">
            <text:p>Adresse MAC Wifi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13" table:formula="of:=[.A12]+1" table:style-name="ce1">
            <text:p>13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WIFI</text:p>
          </table:table-cell>
          <table:table-cell office:value-type="string" table:style-name="ce4">
            <text:p>3 - 8</text:p>
          </table:table-cell>
          <table:table-cell office:value-type="string" table:style-name="ce3">
            <text:p>Adresse MAC Wifi</text:p>
          </table:table-cell>
          <table:table-cell office:value-type="string" table:style-name="ce3">
            <text:p>Adresse MAC Wifi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14" table:formula="of:=[.A13]+1" table:style-name="ce1">
            <text:p>14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WIFI</text:p>
          </table:table-cell>
          <table:table-cell office:value-type="string" table:style-name="ce4">
            <text:p>3 - 8</text:p>
          </table:table-cell>
          <table:table-cell office:value-type="string" table:style-name="ce3">
            <text:p>Adresse MAC Wifi</text:p>
          </table:table-cell>
          <table:table-cell office:value-type="string" table:style-name="ce3">
            <text:p>Adresse MAC Wifi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15" table:formula="of:=[.A14]+1" table:style-name="ce1">
            <text:p>15</text:p>
          </table:table-cell>
          <table:table-cell office:value-type="string" table:style-name="ce3">
            <text:p>AE</text:p>
          </table:table-cell>
          <table:table-cell office:value-type="string" table:style-name="ce3">
            <text:p>WIFI</text:p>
          </table:table-cell>
          <table:table-cell office:value-type="string" table:style-name="ce4">
            <text:p>9 - 14</text:p>
          </table:table-cell>
          <table:table-cell office:value-type="string" table:style-name="ce3">
            <text:p>Adresse MAC Bluetooth</text:p>
          </table:table-cell>
          <table:table-cell office:value-type="string" table:style-name="ce3">
            <text:p>Adresse MAC Bluetooth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16" table:formula="of:=[.A15]+1" table:style-name="ce1">
            <text:p>1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Bluetooth</text:p>
          </table:table-cell>
          <table:table-cell office:value-type="string" table:style-name="ce4">
            <text:p>9 - 14</text:p>
          </table:table-cell>
          <table:table-cell office:value-type="string" table:style-name="ce3">
            <text:p>Adresse MAC Bluetooth</text:p>
          </table:table-cell>
          <table:table-cell office:value-type="string" table:style-name="ce3">
            <text:p>Adresse MAC Bluetooth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17" table:formula="of:=[.A16]+1" table:style-name="ce1">
            <text:p>17</text:p>
          </table:table-cell>
          <table:table-cell office:value-type="float" office:value="91" table:style-name="ce3">
            <text:p>91</text:p>
          </table:table-cell>
          <table:table-cell office:value-type="string" table:style-name="ce3">
            <text:p>Bluetooth</text:p>
          </table:table-cell>
          <table:table-cell office:value-type="string" table:style-name="ce4">
            <text:p>9 - 14</text:p>
          </table:table-cell>
          <table:table-cell office:value-type="string" table:style-name="ce3">
            <text:p>Adresse MAC Bluetooth</text:p>
          </table:table-cell>
          <table:table-cell office:value-type="string" table:style-name="ce3">
            <text:p>Adresse MAC Bluetooth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18" table:formula="of:=[.A17]+1" table:style-name="ce1">
            <text:p>18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Bluetooth</text:p>
          </table:table-cell>
          <table:table-cell office:value-type="string" table:style-name="ce4">
            <text:p>9 - 14</text:p>
          </table:table-cell>
          <table:table-cell office:value-type="string" table:style-name="ce3">
            <text:p>Adresse MAC Bluetooth</text:p>
          </table:table-cell>
          <table:table-cell office:value-type="string" table:style-name="ce3">
            <text:p>Adresse MAC Bluetooth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19" table:formula="of:=[.A18]+1" table:style-name="ce1">
            <text:p>19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Bluetooth</text:p>
          </table:table-cell>
          <table:table-cell office:value-type="string" table:style-name="ce4">
            <text:p>9 - 14</text:p>
          </table:table-cell>
          <table:table-cell office:value-type="string" table:style-name="ce3">
            <text:p>Adresse MAC Bluetooth</text:p>
          </table:table-cell>
          <table:table-cell office:value-type="string" table:style-name="ce3">
            <text:p>Adresse MAC Bluetooth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20" table:formula="of:=[.A19]+1" table:style-name="ce1">
            <text:p>20</text:p>
          </table:table-cell>
          <table:table-cell office:value-type="string" table:style-name="ce3">
            <text:p>A0</text:p>
          </table:table-cell>
          <table:table-cell office:value-type="string" table:style-name="ce3">
            <text:p>Bluetooth</text:p>
          </table:table-cell>
          <table:table-cell office:value-type="string" table:style-name="ce4">
            <text:p>9 - 14</text:p>
          </table:table-cell>
          <table:table-cell office:value-type="string" table:style-name="ce3">
            <text:p>Adresse MAC Bluetooth</text:p>
          </table:table-cell>
          <table:table-cell office:value-type="string" table:style-name="ce3">
            <text:p>Adresse MAC Bluetooth</text:p>
          </table:table-cell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21" table:formula="of:=[.A20]+1" table:style-name="ce1">
            <text:p>21</text:p>
          </table:table-cell>
          <table:table-cell office:value-type="string" table:style-name="ce3">
            <text:p>7A</text:p>
          </table:table-cell>
          <table:table-cell office:value-type="string" table:style-name="ce3">
            <text:p>Bluetooth</text:p>
          </table:table-cell>
          <table:table-cell office:value-type="string" table:style-name="ce4">
            <text:p>15</text:p>
          </table:table-cell>
          <table:table-cell office:value-type="string" table:style-name="ce3">
            <text:p>ID accelerometre ADXL344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22" table:formula="of:=[.A21]+1" table:style-name="ce1">
            <text:p>22</text:p>
          </table:table-cell>
          <table:table-cell office:value-type="string" table:style-name="ce3">
            <text:p>E6</text:p>
          </table:table-cell>
          <table:table-cell table:style-name="ce3"/>
          <table:table-cell office:value-type="string" table:style-name="ce4">
            <text:p>16</text:p>
          </table:table-cell>
          <table:table-cell office:value-type="string" table:style-name="ce3">
            <text:p>Etat EEPROM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0 ou 1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23" table:formula="of:=[.A22]+1" table:style-name="ce1">
            <text:p>2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4">
            <text:p>17 - 24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24" table:formula="of:=[.A23]+1" table:style-name="ce1">
            <text:p>24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17 - 24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25" table:formula="of:=[.A24]+1" table:style-name="ce1">
            <text:p>2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17 - 24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26" table:formula="of:=[.A25]+1" table:style-name="ce1">
            <text:p>26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17 - 24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27" table:formula="of:=[.A26]+1" table:style-name="ce1">
            <text:p>2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17 - 24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28" table:formula="of:=[.A27]+1" table:style-name="ce1">
            <text:p>28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17 - 24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29" table:formula="of:=[.A28]+1" table:style-name="ce1">
            <text:p>29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17 - 24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30" table:formula="of:=[.A29]+1" table:style-name="ce1">
            <text:p>3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17 - 24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31" table:formula="of:=[.A30]+1" table:style-name="ce1">
            <text:p>3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25</text:p>
          </table:table-cell>
          <table:table-cell office:value-type="string" table:style-name="ce3">
            <text:p>Etat I/O Expander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0 ou 1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32" table:formula="of:=[.A31]+1" table:style-name="ce1">
            <text:p>3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4">
            <text:p>26</text:p>
          </table:table-cell>
          <table:table-cell office:value-type="string" table:style-name="ce3">
            <text:p>ID accelerometre LSM9D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33" table:formula="of:=[.A32]+1" table:style-name="ce1">
            <text:p>33</text:p>
          </table:table-cell>
          <table:table-cell office:value-type="string" table:style-name="ce3">
            <text:p>D4</text:p>
          </table:table-cell>
          <table:table-cell table:style-name="ce3"/>
          <table:table-cell office:value-type="string" table:style-name="ce4">
            <text:p>27 - 30</text:p>
          </table:table-cell>
          <table:table-cell office:value-type="string" table:style-name="ce3">
            <text:p>Version HW et SW ATtiny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34" table:formula="of:=[.A33]+1" table:style-name="ce1">
            <text:p>34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4">
            <text:p>27 - 30</text:p>
          </table:table-cell>
          <table:table-cell office:value-type="string" table:style-name="ce3">
            <text:p>Version HW et SW ATtiny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35" table:formula="of:=[.A34]+1" table:style-name="ce1">
            <text:p>35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4">
            <text:p>27 - 30</text:p>
          </table:table-cell>
          <table:table-cell office:value-type="string" table:style-name="ce3">
            <text:p>Version HW et SW ATtiny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36" table:formula="of:=[.A35]+1" table:style-name="ce1">
            <text:p>36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27 - 30</text:p>
          </table:table-cell>
          <table:table-cell office:value-type="string" table:style-name="ce3">
            <text:p>Version HW et SW ATtiny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37" table:formula="of:=[.A36]+1" table:style-name="ce1">
            <text:p>37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string" table:style-name="ce4">
            <text:p>31 - 38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38" table:formula="of:=[.A37]+1" table:style-name="ce1">
            <text:p>38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31 - 38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39" table:formula="of:=[.A38]+1" table:style-name="ce1">
            <text:p>39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31 - 38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40" table:formula="of:=[.A39]+1" table:style-name="ce1">
            <text:p>4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31 - 38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41" table:formula="of:=[.A40]+1" table:style-name="ce1">
            <text:p>4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31 - 38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42" table:formula="of:=[.A41]+1" table:style-name="ce1">
            <text:p>42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31 - 38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43" table:formula="of:=[.A42]+1" table:style-name="ce1">
            <text:p>43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31 - 38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44" table:formula="of:=[.A43]+1" table:style-name="ce1">
            <text:p>44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31 - 38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45" table:formula="of:=[.A44]+1" table:style-name="ce1">
            <text:p>4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39 - 40</text:p>
          </table:table-cell>
          <table:table-cell office:value-type="string" table:style-name="ce3">
            <text:p>Capteur temperature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diziéme de °C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46" table:formula="of:=[.A45]+1" table:style-name="ce1">
            <text:p>46</text:p>
          </table:table-cell>
          <table:table-cell office:value-type="float" office:value="1" table:style-name="ce3">
            <text:p>1</text:p>
          </table:table-cell>
          <table:table-cell office:value-type="float" office:value="29.6" table:formula="of:=([.B46]*256+HEX2DEC([.B47]))/10" table:style-name="ce3">
            <text:p>29,6</text:p>
          </table:table-cell>
          <table:table-cell office:value-type="string" table:style-name="ce4">
            <text:p>39 - 40</text:p>
          </table:table-cell>
          <table:table-cell office:value-type="string" table:style-name="ce3">
            <text:p>Capteur temperature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diziéme de °C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47" table:formula="of:=[.A46]+1" table:style-name="ce1">
            <text:p>47</text:p>
          </table:table-cell>
          <table:table-cell office:value-type="float" office:value="28" table:style-name="ce3">
            <text:p>28</text:p>
          </table:table-cell>
          <table:table-cell table:style-name="ce3"/>
          <table:table-cell office:value-type="string" table:style-name="ce4">
            <text:p>41 - 42</text:p>
          </table:table-cell>
          <table:table-cell office:value-type="string" table:style-name="ce3">
            <text:p>Courant actuel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m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48" table:formula="of:=[.A47]+1" table:style-name="ce1">
            <text:p>48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1 - 42</text:p>
          </table:table-cell>
          <table:table-cell office:value-type="string" table:style-name="ce3">
            <text:p>Courant actuel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m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49" table:formula="of:=[.A48]+1" table:style-name="ce1">
            <text:p>49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3 - 46</text:p>
          </table:table-cell>
          <table:table-cell office:value-type="string" table:style-name="ce3">
            <text:p>Version STM32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50" table:formula="of:=[.A49]+1" table:style-name="ce1">
            <text:p>5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3 - 46</text:p>
          </table:table-cell>
          <table:table-cell office:value-type="string" table:style-name="ce3">
            <text:p>Version STM32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51" table:formula="of:=[.A50]+1" table:style-name="ce1">
            <text:p>5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3 - 46</text:p>
          </table:table-cell>
          <table:table-cell office:value-type="string" table:style-name="ce3">
            <text:p>Version STM32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52" table:formula="of:=[.A51]+1" table:style-name="ce1">
            <text:p>52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3 - 46</text:p>
          </table:table-cell>
          <table:table-cell office:value-type="string" table:style-name="ce3">
            <text:p>Version STM32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53" table:formula="of:=[.A52]+1" table:style-name="ce1">
            <text:p>53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7</text:p>
          </table:table-cell>
          <table:table-cell office:value-type="string" table:style-name="ce3">
            <text:p>Etat moteur</text:p>
          </table:table-cell>
          <table:table-cell table:style-name="ce3"/>
          <table:table-cell office:value-type="string" table:style-name="ce3">
            <text:p>hex</text:p>
          </table:table-cell>
          <table:table-cell office:value-type="string" table:style-name="ce3">
            <text:p>0 ou 1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54" table:formula="of:=[.A53]+1" table:style-name="ce1">
            <text:p>54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8 - 55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55" table:formula="of:=[.A54]+1" table:style-name="ce1">
            <text:p>5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8 - 55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56" table:formula="of:=[.A55]+1" table:style-name="ce1">
            <text:p>56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8 - 55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57" table:formula="of:=[.A56]+1" table:style-name="ce1">
            <text:p>5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8 - 55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58" table:formula="of:=[.A57]+1" table:style-name="ce1">
            <text:p>58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8 - 55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59" table:formula="of:=[.A58]+1" table:style-name="ce1">
            <text:p>59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8 - 55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60" table:formula="of:=[.A59]+1" table:style-name="ce1">
            <text:p>6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8 - 55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61" table:formula="of:=[.A60]+1" table:style-name="ce1">
            <text:p>6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4">
            <text:p>48 - 55</text:p>
          </table:table-cell>
          <table:table-cell office:value-type="string" table:style-name="ce3">
            <text:p>Reservé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number-columns-repeated="16375"/>
        </table:table-row>
        <table:table-row table:style-name="ro1">
          <table:table-cell office:value-type="float" office:value="62" table:formula="of:=[.A61]+1" table:style-name="ce1">
            <text:p>6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CRC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float" office:value="63" table:formula="of:=[.A62]+1" table:style-name="ce1">
            <text:p>63</text:p>
          </table:table-cell>
          <table:table-cell table:style-name="ce5"/>
          <table:table-cell office:value-type="string" table:style-name="ce5">
            <text:p>CRC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float" office:value="64" table:formula="of:=[.A63]+1" table:style-name="ce1">
            <text:p>64</text:p>
          </table:table-cell>
          <table:table-cell table:style-name="ce5"/>
          <table:table-cell office:value-type="string" table:style-name="ce5">
            <text:p>FIN</text:p>
          </table:table-cell>
          <table:table-cell table:number-columns-repeated="6" table:style-name="ce2"/>
          <table:table-cell table:number-columns-repeated="16375"/>
        </table:table-row>
        <table:table-row table:number-rows-repeated="1048512" table:style-name="ro1">
          <table:table-cell table:number-columns-repeated="16384"/>
        </table:table-row>
      </table:table>
      <table:table table:name="Feuille2" table:style-name="ta1">
        <table:table-column table:style-name="co2" table:number-columns-repeated="2" table:default-cell-style-name="ce1"/>
        <table:table-column table:style-name="co6" table:number-columns-repeated="16382" table:default-cell-style-name="ce1"/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21" table:style-name="ce1">
            <text:p>221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45" table:style-name="ce1">
            <text:p>145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6" table:style-name="ce1">
            <text:p>146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30" table:style-name="ce1">
            <text:p>23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12" table:style-name="ce1">
            <text:p>21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78" table:style-name="ce1">
            <text:p>178</text:p>
          </table:table-cell>
          <table:table-cell table:number-columns-repeated="16383"/>
        </table:table-row>
        <table:table-row table:style-name="ro1">
          <table:table-cell office:value-type="float" office:value="170" table:style-name="ce1">
            <text:p>170</text:p>
          </table:table-cell>
          <table:table-cell table:number-columns-repeated="16383"/>
        </table:table-row>
        <table:table-row table:style-name="ro1">
          <table:table-cell office:value-type="float" office:value="240" table:style-name="ce1">
            <text:p>240</text:p>
          </table:table-cell>
          <table:table-cell table:number-columns-repeated="16383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mistert</meta:initial-creator>
    <dc:creator>mistert</dc:creator>
    <meta:creation-date>2020-02-12T17:56:15Z</meta:creation-date>
    <dc:date>2020-02-13T09:37:57Z</dc:date>
    <meta:editing-cycles>2</meta:editing-cycles>
    <meta:editing-duration>PT763S</meta:editing-duration>
  </office:meta>
</office:document-meta>
</file>